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2pt" officeooo:paragraph-rsid="000c6acd" style:font-size-asian="12pt" style:font-size-complex="12pt"/>
    </style:style>
    <style:style style:name="P3" style:family="paragraph" style:parent-style-name="Standard">
      <style:text-properties fo:font-size="15pt" officeooo:paragraph-rsid="000c6acd" style:font-size-asian="15pt" style:font-size-complex="15pt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font-weight="bold" style:font-size-asian="12pt" style:font-size-complex="12pt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fo:font-weight="bold" style:font-size-asian="12pt" style:font-size-complex="12pt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12pt" style:font-size-asian="12pt" style:font-size-complex="12pt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8080" style:font-name="DejaVu Sans Mono" fo:font-size="11.3000001907349pt" fo:font-weight="bold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8080" style:font-name="DejaVu Sans Mono" fo:font-size="12pt" fo:font-weight="bold" style:font-size-asian="12pt" style:font-size-complex="12pt"/>
    </style:style>
    <style:style style:name="T1" style:family="text">
      <style:text-properties fo:color="#008080"/>
    </style:style>
    <style:style style:name="T2" style:family="text">
      <style:text-properties fo:color="#008080" style:font-name="DejaVu Sans Mono" fo:font-size="11.3000001907349pt" fo:font-weight="bold"/>
    </style:style>
    <style:style style:name="T3" style:family="text">
      <style:text-properties fo:color="#008080" style:font-name="DejaVu Sans Mono" fo:font-weight="bold"/>
    </style:style>
    <style:style style:name="T4" style:family="text">
      <style:text-properties style:font-name="DejaVu Sans Mono" fo:font-size="11.3000001907349pt" fo:font-weight="bold"/>
    </style:style>
    <style:style style:name="T5" style:family="text">
      <style:text-properties style:font-name="DejaVu Sans Mono" fo:font-weight="bold"/>
    </style:style>
    <style:style style:name="T6" style:family="text">
      <style:text-properties fo:color="#808080" style:font-name="DejaVu Sans Mono" fo:font-size="11.3000001907349pt" fo:font-style="italic"/>
    </style:style>
    <style:style style:name="T7" style:family="text">
      <style:text-properties fo:color="#808080" style:font-name="DejaVu Sans Mono" fo:font-style="italic"/>
    </style:style>
    <style:style style:name="T8" style:family="text">
      <style:text-properties fo:color="#808080" style:font-name-asian="AR PL UKai TW" style:font-size-asian="11.3000001907349pt" style:font-style-asian="italic"/>
    </style:style>
    <style:style style:name="T9" style:family="text">
      <style:text-properties fo:color="#808080" style:font-name-asian="AR PL UKai TW" style:font-style-asian="italic"/>
    </style:style>
    <style:style style:name="T10" style:family="text">
      <style:text-properties fo:color="#808080" style:font-name-asian="DejaVu Sans Mono"/>
    </style:style>
    <style:style style:name="T11" style:family="text">
      <style:text-properties fo:color="#808080" style:font-name-asian="DejaVu Sans Mono" style:font-size-asian="11.3000001907349pt"/>
    </style:style>
    <style:style style:name="T12" style:family="text">
      <style:text-properties fo:color="#808080" fo:font-style="italic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0000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8.9.3 </text:p>
      <text:p text:style-name="P3">status.py</text:p>
      <text:p text:style-name="P2"><text:s/>online() 无参数 <text:bookmark-start text:name="__DdeLink__0_618386879"/><text:span text:style-name="T3">获取心调包时间和最后通讯时间</text:span><text:bookmark-end text:name="__DdeLink__0_618386879"/></text:p>
      <text:p text:style-name="P8">http://172.18.152.207:8080/tabularsvc.gwt?compositeName=StationGrid&amp;userId=3&amp;USCF_ID=-1 </text:p>
      <text:p text:style-name="P6"><text:span text:style-name="T5">get_online_status() 获取站点状态</text:span><text:span text:style-name="T7">k</text:span><text:span text:style-name="T9">：正常</text:span><text:span text:style-name="T10"> </text:span><text:span text:style-name="T7">ST</text:span><text:span text:style-name="T9">：延迟</text:span><text:span text:style-name="T10"> </text:span><text:span text:style-name="T7">Off</text:span><text:span text:style-name="T9">关闭</text:span><text:span text:style-name="T10"> ‘’</text:span><text:span text:style-name="T9">被动</text:span></text:p>
      <text:p text:style-name="P5">url2 = <text:span text:style-name="T1">"</text:span><text:a xlink:type="simple" xlink:href="http://172.18.152.207:8080/tabularsvc.gwt?compositeName=StationStatusMatrixGrid&amp;compositeId=StationStatusMatrixGrid_1528340500863&amp;compositeType=grid&amp;userId=3&amp;USCF_ID=-1&amp;GROUP_DISPLAY=true&amp;QUERY_OPTION=SHOW_ALL" text:style-name="Internet_20_link" text:visited-style-name="Visited_20_Internet_20_Link"><text:span text:style-name="T14">http://172.18.152.207:8080/tabularsvc.gwt?compositeName=StationStatusMatrixGrid&amp;compositeId=StationStatusMatrixGrid_1528340500863&amp;compositeType=grid&amp;userId=3&amp;USCF_ID=-1&amp;GROUP_DISPLAY=true&amp;QUERY_OPTION=SHOW_ALL</text:span></text:a><text:span text:style-name="T1">"</text:span></text:p>
      <text:p text:style-name="P4"><text:span text:style-name="T1">get_delay_missing_list(sql_datetime)</text:span></text:p>
      <text:p text:style-name="P4"><text:span text:style-name="T1">sql_datetime.strftime('%Y-%m-%d %H:00:00')</text:span></text:p>
      <text:p text:style-name="P5"><text:span text:style-name="T1"/></text:p>
      <text:p text:style-name="P5"><text:a xlink:type="simple" xlink:href="http://172.18.152.120:8080/tabularsvc.gwt?compositeName=DataArrivalStationListGrid&amp;compositeId=DataArrivalStationListGrid&amp;compositeType=grid&amp;QUERY_OPTION=BY_DATA_ARRIVAL_CHK_ITEM&amp;GROUP_ID=1_60_6&amp;COMMAND_NAME=DMGD&amp;DATA_DATE=2018-09-02%2015:00:00&amp;ROOT_GROUP_ID=1_60&amp;ITEM_CATEGORY" text:style-name="Internet_20_link" text:visited-style-name="Visited_20_Internet_20_Link"><text:span text:style-name="T14">http://172.18.152.120:8080/tabularsvc.gwt?compositeName=DataArrivalStationListGrid&amp;compositeId=DataArrivalStationListGrid&amp;compositeType=grid&amp;QUERY_OPTION=BY_DATA_ARRIVAL_CHK_ITEM&amp;GROUP_ID=1_60_6&amp;COMMAND_NAME=DMGD&amp;DATA_DATE=2018-09-02%2015:00:00&amp;ROOT_GROUP_ID=1_60&amp;ITEM_CATEGORY</text:span></text:a><text:span text:style-name="T1">=</text:span></text:p>
      <text:p text:style-name="P4"><text:span text:style-name="T1"/></text:p>
      <text:p text:style-name="P4"><text:span text:style-name="T12"># </text:span><text:span text:style-name="T8">将延迟 缺报站点入数据库</text:span></text:p>
      <text:p text:style-name="P4"><text:span text:style-name="T14">def </text:span><text:span text:style-name="T1">delay_missing_to_db(sql_datetime):</text:span></text:p>
      <text:p text:style-name="P5"><text:span text:style-name="T1">http://172.18.152.226/MDOS2 用户名10379GLY 密码1234</text:span></text:p>
      <text:p text:style-name="P8"/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5:36:49.350910062</meta:creation-date>
    <dc:date>2018-09-03T16:11:32.895729131</dc:date>
    <meta:editing-duration>PT23M52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2" meta:word-count="71" meta:character-count="853" meta:non-whitespace-character-count="836"/>
  </office:meta>
</office:document-meta>
</file>